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6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hamp_20_de_20_la_20_table_20_dynamique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Coin_20_de_20_la_20_table_20_dynamique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Valeur_20_de_20_la_20_table_20_dynamiq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Valeur_20_de_20_la_20_table_20_dynamiq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Valeur_20_de_20_la_20_table_20_dynamiq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Résultat_20_de_20_la_20_table_20_dynamique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PASSANT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PASSANT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PASSANT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PAPEGEI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PAPEGEI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PAPEGEI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PAPEGEI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ARWEI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GAUNE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PAPEGEI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PAPEGEI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ervich ! Wer isch dorte ? — D’ Mamsell Claire !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2. WÄRTER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.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BRUMMER,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BRUMMER,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1. unn 2. WÄRT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BLEJELE:</text:p>
          </table:table-cell>
        </table:table-row>
        <table:table-row table:style-name="ro1">
          <table:table-cell office:value-type="string" calcext:value-type="string">
            <text:p>1. unn 3. WÄRTER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2. WÄRTER:</text:p>
          </table:table-cell>
        </table:table-row>
        <table:table-row table:style-name="ro1">
          <table:table-cell office:value-type="string" calcext:value-type="string">
            <text:p>BLEJELE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3. WÄRT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1. WÄRTER</text:p>
          </table:table-cell>
        </table:table-row>
        <table:table-row table:style-name="ro1">
          <table:table-cell office:value-type="string" calcext:value-type="string">
            <text:p>3. WÄRTER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BRUMMER unn NERVICH</text:p>
          </table:table-cell>
        </table:table-row>
        <table:table-row table:style-name="ro1">
          <table:table-cell office:value-type="string" calcext:value-type="string">
            <text:p>NERVICH unn BRUMMER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1. WÄRTER:</text:p>
          </table:table-cell>
        </table:table-row>
        <table:table-row table:style-name="ro1">
          <table:table-cell office:value-type="string" calcext:value-type="string">
            <text:p>NAR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ARR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NERVICH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BRUMMER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OKTAVIE</text:p>
          </table:table-cell>
        </table:table-row>
        <table:table-row table:style-name="ro1">
          <table:table-cell office:value-type="string" calcext:value-type="string">
            <text:p>NERVICH: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EUPHROSINE:</text:p>
          </table:table-cell>
        </table:table-row>
        <table:table-row table:style-name="ro1">
          <table:table-cell office:value-type="string" calcext:value-type="string">
            <text:p>OKTAVIE:</text:p>
          </table:table-cell>
        </table:table-row>
        <table:table-row table:style-name="ro1">
          <table:table-cell office:value-type="string" calcext:value-type="string">
            <text:p>BRUMMER</text:p>
          </table:table-cell>
        </table:table-row>
        <table:table-row table:style-name="ro1">
          <table:table-cell office:value-type="string" calcext:value-type="string">
            <text:p>EUPHROSINE</text:p>
          </table:table-cell>
        </table:table-row>
      </table:table>
      <table:table table:name="Table dynamique_Feuille1_1" table:style-name="ta1">
        <table:table-column table:style-name="co2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Compter - name</text:p>
          </table:table-cell>
        </table:table-row>
        <table:table-row table:style-name="ro1">
          <table:table-cell table:style-name="ce2" office:value-type="string" calcext:value-type="string">
            <text:p>1. unn 2. WÄRTER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 unn 3. WÄ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 WÄRT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. WÄRTER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 WÄRT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. WÄRTER: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. WÄR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. WÄRTER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WEITER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EJ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EJEL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MM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UMMER unn NERV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MMER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MMER,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MMER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UPHROSI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UPHROSINE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U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R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RR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ERVIC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rvich ! Wer isch dorte ? — D’ Mamsell Claire 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ICH unn BRUM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ICH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ERVICH.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TAV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KTAVIE: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PEGE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EGEI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ANT: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279" calcext:value-type="float">
            <text:p>279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B34" table:buttons="'Table dynamique_Feuille1_1'.A1" table:show-filter-button="false" table:drill-down-on-double-click="false">
          <table:source-cell-range table:cell-range-address="Feuille1.A1:Feuille1.A28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1. unn 2. WÄRTER:" table:display="true" table:show-details="true"/>
                <table:data-pilot-member table:name="1. unn 3. WÄRTER" table:display="true" table:show-details="true"/>
                <table:data-pilot-member table:name="1. WÄRTER" table:display="true" table:show-details="true"/>
                <table:data-pilot-member table:name="1. WÄRTER:" table:display="true" table:show-details="true"/>
                <table:data-pilot-member table:name="2. WÄRTER" table:display="true" table:show-details="true"/>
                <table:data-pilot-member table:name="2. WÄRTER:" table:display="true" table:show-details="true"/>
                <table:data-pilot-member table:name="3. WÄRTER" table:display="true" table:show-details="true"/>
                <table:data-pilot-member table:name="3. WÄRTER:" table:display="true" table:show-details="true"/>
                <table:data-pilot-member table:name="ARWEITER:" table:display="true" table:show-details="true"/>
                <table:data-pilot-member table:name="BLEJELE" table:display="true" table:show-details="true"/>
                <table:data-pilot-member table:name="BLEJELE:" table:display="true" table:show-details="true"/>
                <table:data-pilot-member table:name="BRUMMER" table:display="true" table:show-details="true"/>
                <table:data-pilot-member table:name="BRUMMER unn NERVICH" table:display="true" table:show-details="true"/>
                <table:data-pilot-member table:name="BRUMMER," table:display="true" table:show-details="true"/>
                <table:data-pilot-member table:name="BRUMMER,:" table:display="true" table:show-details="true"/>
                <table:data-pilot-member table:name="BRUMMER:" table:display="true" table:show-details="true"/>
                <table:data-pilot-member table:name="EUPHROSINE" table:display="true" table:show-details="true"/>
                <table:data-pilot-member table:name="EUPHROSINE:" table:display="true" table:show-details="true"/>
                <table:data-pilot-member table:name="GAUNER" table:display="true" table:show-details="true"/>
                <table:data-pilot-member table:name="NARR" table:display="true" table:show-details="true"/>
                <table:data-pilot-member table:name="NARR:" table:display="true" table:show-details="true"/>
                <table:data-pilot-member table:name="NERVICH" table:display="true" table:show-details="true"/>
                <table:data-pilot-member table:name="Nervich ! Wer isch dorte ? — D’ Mamsell Claire !" table:display="true" table:show-details="true"/>
                <table:data-pilot-member table:name="NERVICH unn BRUMMER" table:display="true" table:show-details="true"/>
                <table:data-pilot-member table:name="NERVICH:" table:display="true" table:show-details="true"/>
                <table:data-pilot-member table:name="NERVICH.:" table:display="true" table:show-details="true"/>
                <table:data-pilot-member table:name="OKTAVIE" table:display="true" table:show-details="true"/>
                <table:data-pilot-member table:name="OKTAVIE:" table:display="true" table:show-details="true"/>
                <table:data-pilot-member table:name="PAPEGEI" table:display="true" table:show-details="true"/>
                <table:data-pilot-member table:name="PAPEGEI:" table:display="true" table:show-details="true"/>
                <table:data-pilot-member table:name="PASSANT" table:display="true" table:show-details="true"/>
                <table:data-pilot-member table:name="PASSANT: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Ruiz Fabo</meta:initial-creator>
    <meta:creation-date>2020-07-25T12:32:05.435225820</meta:creation-date>
    <dc:date>2020-07-25T16:04:15.453404514</dc:date>
    <dc:creator>Pablo Ruiz Fabo</dc:creator>
    <meta:editing-duration>PT3H15M52S</meta:editing-duration>
    <meta:editing-cycles>1</meta:editing-cycles>
    <meta:document-statistic meta:table-count="2" meta:cell-count="348" meta:object-count="0"/>
    <meta:generator>LibreOffice/6.0.7.3$Linux_X86_64 LibreOffice_project/00m0$Build-3</meta:generator>
  </office:meta>
</office:document-meta>
</file>